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5cm" fo:min-width="7.3cm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6.8cm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6.3cm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6.3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5.3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6.1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6.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2">
      <style:graphic-properties draw:fill-color="#dddddd" draw:textarea-horizontal-align="justify" draw:textarea-vertical-align="middle" draw:auto-grow-height="false" fo:min-height="12.15cm" fo:min-width="17.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justify"/>
    </style:style>
    <style:style style:name="P5" style:family="paragraph">
      <loext:graphic-properties draw:fill-color="#dddddd"/>
      <style:paragraph-properties fo:text-align="justif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cm" svg:height="3.1cm" svg:x="1.9cm" svg:y="1.8cm">
          <text:p text:style-name="P1">Overture Cli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cm" svg:height="3cm" svg:x="12.1cm" svg:y="1.9cm">
          <text:p text:style-name="P1">Overture External Prox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8cm" svg:height="2.6cm" svg:x="2.4cm" svg:y="7cm">
          <text:p text:style-name="P1">SONG Reverse Prox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8cm" svg:height="2.5cm" svg:x="12.1cm" svg:y="6.5cm">
          <text:p text:style-name="P1">Metadata Servic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8cm" svg:height="2cm" svg:x="2.7cm" svg:y="11.2cm">
          <text:p text:style-name="P1">SON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6cm" svg:height="1.5cm" svg:x="11.7cm" svg:y="12.2cm">
          <text:p text:style-name="P1">ID Serv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7cm" svg:height="1cm" svg:x="12cm" svg:y="9.9cm">
          <text:p text:style-name="P1">ElasticSearch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0.1cm" svg:y1="3.2cm" svg:x2="12cm" svg:y2="3.2cm">
          <text:p/>
        </draw:line>
        <draw:line draw:style-name="gr8" draw:text-style-name="P2" draw:layer="layout" svg:x1="12.3cm" svg:y1="5.1cm" svg:x2="9.6cm" svg:y2="6.9cm">
          <text:p/>
        </draw:line>
        <draw:line draw:style-name="gr8" draw:text-style-name="P2" draw:layer="layout" svg:x1="9.5cm" svg:y1="8.1cm" svg:x2="11.8cm" svg:y2="7.9cm">
          <text:p/>
        </draw:line>
        <draw:line draw:style-name="gr8" draw:text-style-name="P2" draw:layer="layout" svg:x1="11.5cm" svg:y1="8.6cm" svg:x2="9.3cm" svg:y2="8.8cm">
          <text:p/>
        </draw:line>
        <draw:line draw:style-name="gr8" draw:text-style-name="P2" draw:layer="layout" svg:x1="4.9cm" svg:y1="9.9cm" svg:x2="4.9cm" svg:y2="11.1cm">
          <text:p/>
        </draw:line>
        <draw:line draw:style-name="gr8" draw:text-style-name="P2" draw:layer="layout" svg:x1="5.9cm" svg:y1="10.9cm" svg:x2="5.9cm" svg:y2="9.8cm">
          <text:p/>
        </draw:line>
        <draw:line draw:style-name="gr8" draw:text-style-name="P2" draw:layer="layout" svg:x1="9cm" svg:y1="12cm" svg:x2="11.4cm" svg:y2="12.4cm">
          <text:p/>
        </draw:line>
        <draw:line draw:style-name="gr8" draw:text-style-name="P2" draw:layer="layout" svg:x1="11cm" svg:y1="13.2cm" svg:x2="9cm" svg:y2="12.7cm">
          <text:p/>
        </draw:line>
        <draw:line draw:style-name="gr8" draw:text-style-name="P2" draw:layer="layout" svg:x1="14.9cm" svg:y1="9.2cm" svg:x2="14.9cm" svg:y2="9.9cm">
          <text:p/>
        </draw:line>
        <draw:line draw:style-name="gr8" draw:text-style-name="P2" draw:layer="layout" svg:x1="15.6cm" svg:y1="9.8cm" svg:x2="15.6cm" svg:y2="9cm">
          <text:p/>
        </draw:line>
        <draw:line draw:style-name="gr8" draw:text-style-name="P2" draw:layer="layout" svg:x1="14.5cm" svg:y1="12cm" svg:x2="14.5cm" svg:y2="11cm">
          <text:p/>
        </draw:line>
        <draw:line draw:style-name="gr8" draw:text-style-name="P2" draw:layer="layout" svg:x1="15.3cm" svg:y1="11.2cm" svg:x2="15.3cm" svg:y2="12.1cm">
          <text:p/>
        </draw:line>
        <draw:line draw:style-name="gr8" draw:text-style-name="P2" draw:layer="layout" svg:x1="20.1cm" svg:y1="11cm" svg:x2="20cm" svg:y2="11.1cm">
          <text:p/>
        </draw:line>
        <draw:line draw:style-name="gr8" draw:text-style-name="P2" draw:layer="layout" svg:x1="9.1cm" svg:y1="6.5cm" svg:x2="11.8cm" svg:y2="4.8cm">
          <text:p/>
        </draw:line>
        <draw:line draw:style-name="gr8" draw:text-style-name="P2" draw:layer="layout" svg:x1="11.8cm" svg:y1="3.7cm" svg:x2="9.9cm" svg:y2="3.7cm">
          <text:p/>
        </draw:line>
        <draw:frame draw:style-name="gr9" draw:text-style-name="P3" draw:layer="layout" svg:width="0.853cm" svg:height="0.962cm" svg:x="10.5cm" svg:y="2.1cm">
          <draw:text-box>
            <text:p>1</text:p>
          </draw:text-box>
        </draw:frame>
        <draw:frame draw:style-name="gr9" draw:text-style-name="P3" draw:layer="layout" svg:width="0.853cm" svg:height="0.962cm" svg:x="10.7cm" svg:y="5.838cm">
          <draw:text-box>
            <text:p>2</text:p>
          </draw:text-box>
        </draw:frame>
        <draw:frame draw:style-name="gr9" draw:text-style-name="P3" draw:layer="layout" svg:width="0.853cm" svg:height="0.962cm" svg:x="1.5cm" svg:y="7.738cm">
          <draw:text-box>
            <text:p>3</text:p>
          </draw:text-box>
        </draw:frame>
        <draw:frame draw:style-name="gr9" draw:text-style-name="P3" draw:layer="layout" svg:width="0.853cm" svg:height="0.962cm" svg:x="10.1cm" svg:y="7.9cm">
          <draw:text-box>
            <text:p>4</text:p>
          </draw:text-box>
        </draw:frame>
        <draw:frame draw:style-name="gr9" draw:text-style-name="P3" draw:layer="layout" svg:width="0.853cm" svg:height="0.962cm" svg:x="4cm" svg:y="9.9cm">
          <draw:text-box>
            <text:p>5</text:p>
          </draw:text-box>
        </draw:frame>
        <draw:frame draw:style-name="gr9" draw:text-style-name="P3" draw:layer="layout" svg:width="0.853cm" svg:height="0.962cm" svg:x="9.7cm" svg:y="12.1cm">
          <draw:text-box>
            <text:p>6</text:p>
          </draw:text-box>
        </draw:frame>
        <draw:frame draw:style-name="gr9" draw:text-style-name="P3" draw:layer="layout" svg:width="0.853cm" svg:height="0.962cm" svg:x="1.79cm" svg:y="11.588cm">
          <draw:text-box>
            <text:p>7</text:p>
          </draw:text-box>
        </draw:frame>
        <draw:frame draw:style-name="gr9" draw:text-style-name="P3" draw:layer="layout" svg:width="0.853cm" svg:height="0.962cm" svg:x="6.2cm" svg:y="9.9cm">
          <draw:text-box>
            <text:p>8</text:p>
          </draw:text-box>
        </draw:frame>
        <draw:frame draw:style-name="gr9" draw:text-style-name="P3" draw:layer="layout" svg:width="0.853cm" svg:height="0.962cm" svg:x="9.747cm" svg:y="4.938cm">
          <draw:text-box>
            <text:p>9</text:p>
          </draw:text-box>
        </draw:frame>
        <draw:custom-shape draw:style-name="gr10" draw:text-style-name="P5" draw:layer="layout" svg:width="18.4cm" svg:height="12.4cm" svg:x="1.5cm" svg:y="14cm">
          <text:list text:style-name="L2">
            <text:list-item>
              <text:p text:style-name="P4">Overture Client sends analysis creation payload to Overture<text:line-break/>External Proxy</text:p>
            </text:list-item>
            <text:list-item>
              <text:p text:style-name="P4">Overture External Proxy marks the request as external and<text:line-break/>forwards it to SONG Reverse Proxy</text:p>
            </text:list-item>
            <text:list-item>
              <text:p text:style-name="P4">SONG Reverse Proxy validates the auth token and performs <text:line-break/>access control</text:p>
            </text:list-item>
            <text:list-item>
              <text:p text:style-name="P4">SONG Reverse Proxy calls the Metadata Service which<text:line-break/>fetches the missing sample metadata from ElasticSearch</text:p>
            </text:list-item>
            <text:list-item>
              <text:p text:style-name="P4">SONG Reverse Proxy fowards the request to SONG</text:p>
            </text:list-item>
            <text:list-item>
              <text:p text:style-name="P4">SONG maps submitter Ids to system Ids by calling the Id<text:line-break/>services which fetches the system Ids from ElasticSearch</text:p>
            </text:list-item>
            <text:list-item>
              <text:p text:style-name="P4">SONG creates the analysis</text:p>
            </text:list-item>
            <text:list-item>
              <text:p text:style-name="P4">SONG replies to the SONG Reverse Proxy</text:p>
            </text:list-item>
            <text:list-item>
              <text:p text:style-name="P4">SONG Reverse Proxy Replies to the Overture External Proxy</text:p>
            </text:list-item>
            <text:list-item>
              <text:p text:style-name="P4">Overture External Proxy Replies to the Overture Client</text:p>
            </text:list-item>
            <text:list-item>
              <text:p text:style-name="P4">Overture Client records on the filesystem that the analysis<text:line-break/>has been created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05cm" svg:height="0.962cm" svg:x="10.3cm" svg:y="3.8cm">
          <draw:text-box>
            <text:p>10</text:p>
          </draw:text-box>
        </draw:frame>
        <draw:frame draw:style-name="gr9" draw:text-style-name="P3" draw:layer="layout" svg:width="1.158cm" svg:height="0.962cm" svg:x="2.142cm" svg:y="1.9cm">
          <draw:text-box>
            <text:p>1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8T17:09:20.405714153</meta:creation-date>
    <dc:date>2020-04-28T17:32:15.455662883</dc:date>
    <meta:editing-duration>PT1M32S</meta:editing-duration>
    <meta:editing-cycles>1</meta:editing-cycles>
    <meta:document-statistic meta:object-count="34"/>
    <meta:generator>LibreOffice/6.0.7.3$Linux_X86_64 LibreOffice_project/00m0$Build-3</meta:generator>
  </office:meta>
</office:document-meta>
</file>